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DC000004652E7C8C42D6EB3EFC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outline1">
      <style:graphic-properties draw:auto-grow-height="false" fo:min-height="10.798cm"/>
    </style:style>
    <style:style style:name="pr6" style:family="presentation" style:parent-style-name="Title_20__2b__20_Content-notes">
      <style:graphic-properties draw:fill-color="#ffffff" fo:min-height="13.364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4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language="en" fo:country="GB" style:font-name-asian="Liberation Sans1" style:font-name-complex="Liberation Sans1"/>
    </style:style>
    <style:style style:name="T13" style:family="text">
      <style:text-properties style:font-name="Liberation Sans" fo:language="en" fo:country="GB" style:font-name-asian="Liberation Sans1" style:font-name-complex="Liberation Sans1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/text:p>
                <text:list>
                  <text:list-header>
                    <text:p><text:span text:style-name="T5"/></text:p>
                  </text:list-header>
                  <text:list-item>
                    <text:p><text:span text:style-name="T5">The voltage gain is expressed in linearly (not in dBs) and has no units since it is a quotient of voltages</text:span></text:p>
                  </text:list-item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diodes = 0.1 MU per diode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1.887cm" svg:height="1.092cm" svg:x="9.387cm" svg:y="10.6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4"><text:s/></text:span><text:span text:style-name="T14">Compute the gain, input and output impedances at the central frequency.</text:span><text:span text:style-name="T15"> </text:span></text:p>
              </text:list-item>
              <text:list-item>
                <text:p text:style-name="P12"><text:span text:style-name="T15"><text:s/></text:span><text:span text:style-name="T15">Compute the frequency response V</text:span><text:span text:style-name="T16">o</text:span><text:span text:style-name="T15">(f)/V</text:span><text:span text:style-name="T16">i</text:span><text:span text:style-name="T15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4">Produce all tables and plots required in the simulation and analysis sections</text:span></text:p>
              </text:list-item>
              <text:list-item>
                <text:p text:style-name="P12"><text:span text:style-name="T14"><text:s/></text:span><text:span text:style-name="T14">Compare Octave and Ngspice results </text:span><text:span text:style-name="T18">side by side</text:span><text:span text:style-name="T14"> looking for accuracy or discrepancy, and explaining both. Read the repository’s README file.</text:span></text:p>
              </text:list-item>
              <text:list-item>
                <text:p text:style-name="P12"><text:span text:style-name="T14"><text:s/></text:span><text:span text:style-name="T14">The results of interest are, obviously, </text:span></text:p>
                <text:list>
                  <text:list-header>
                    <text:p text:style-name="P14"><text:span text:style-name="T14">- the frequency response (gain and phase)</text:span></text:p>
                    <text:p text:style-name="P14"><text:span text:style-name="T14">- input /output impedances</text:span></text:p>
                    <text:p text:style-name="P14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5"><text:s/></text:span><text:span text:style-name="T14">The instructor should </text:span><text:span text:style-name="T19">git pull</text:span><text:span text:style-name="T14"> your repo, and run </text:span><text:span text:style-name="T19">make </text:span><text:span text:style-name="T20">flawlessly</text:span></text:p>
              </text:list-item>
              <text:list-item>
                <text:p text:style-name="P12"><text:span text:style-name="T14"><text:s/></text:span><text:span text:style-name="T14">The report should not have obvious mistakes in figures, tables, formulae, section titles or main sentences</text:span></text:p>
              </text:list-item>
              <text:list-item>
                <text:p text:style-name="P12"><text:span text:style-name="T14"><text:s/></text:span><text:span text:style-name="T14">1 bonus point (mark can be 5 offsetting previous grade losses) for the 5% best merit figures</text:span></text:p>
                <text:list>
                  <text:list-header>
                    <text:p text:style-name="P14"><text:span text:style-name="T14">- if your work is in the top 5%, expect a more thorough review</text:span></text:p>
                  </text:list-header>
                </text:list>
              </text:list-item>
              <text:list-item>
                <text:p text:style-name="P14"><text:span text:style-name="T14"><text:s/></text:span><text:span text:style-name="T14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2E7C8C42D6EB3EFC.png" xlink:type="simple" xlink:show="embed" xlink:actuate="onLoad"/>
    <draw:fill-image draw:name="msFillBitmap_20_2" draw:display-name="msFillBitmap 2" xlink:href="Pictures/10000000000005DC000004652E7C8C42D6EB3EF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5">05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4</meta:editing-cycles>
    <meta:creation-date>2014-07-21T10:31:21</meta:creation-date>
    <dc:date>2021-06-05T20:11:03.458505369</dc:date>
    <meta:editing-duration>P2DT2H6M21S</meta:editing-duration>
    <meta:generator>LibreOffice/5.4.7.2$Linux_X86_64 LibreOffice_project/c838ef25c16710f8838b1faec480ebba495259d0</meta:generator>
    <meta:document-statistic meta:object-count="59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n>1</mn>
        <mrow>
          <mi mathvariant="italic">Cost</mi>
          <mrow>
            <mo fence="true" stretchy="false">(</mo>
            <mrow>
              <mrow>
                <mi mathvariant="italic">voltage</mi>
                <mi mathvariant="italic">gain</mi>
                <mrow>
                  <mi mathvariant="italic">deviation</mi>
                  <mo stretchy="false">+</mo>
                  <mi mathvariant="italic">central</mi>
                </mrow>
                <mi mathvariant="italic">frequency</mi>
                <mrow>
                  <mi mathvariant="italic">deviation</mi>
                  <mo stretchy="false">+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</mrow>
            <mo fence="true" stretchy="false">)</mo>
          </mrow>
        </mrow>
      </mfrac>
    </mrow>
    <annotation encoding="StarMath 5.0">M = 1 over { Cost (voltage gain deviation + central frequency deviation + 10^{-6})}</annotation>
  </semantics>
</math>
</file>